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B3000001A507BDC84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2117" officeooo:paragraph-rsid="000a2117"/>
    </style:style>
    <style:style style:name="P2" style:family="paragraph" style:parent-style-name="Header" style:master-page-name="">
      <style:paragraph-properties fo:margin-left="-0.4366in" fo:margin-right="0in" fo:text-indent="0in" style:auto-text-indent="false" style:page-number="auto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b2b2b2" style:font-name="Arial" officeooo:rsid="000a2117" officeooo:paragraph-rsid="000a21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1.0953in" svg:y="2.6807in" svg:width="4.5311in" svg:height="4.3862in" draw:z-index="0"><draw:image xlink:href="Pictures/10000201000001B3000001A507BDC84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ahoma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ahoma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Tahoma" fo:font-family="Tahoma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ahoma" fo:font-family="Tahoma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family-generic="swiss"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">
      <style:paragraph-properties fo:margin-left="-0.4366in" fo:margin-right="0in" fo:text-indent="0in" style:auto-text-indent="false" style:page-number="auto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b2b2b2" style:font-name="Arial" officeooo:rsid="000a2117" officeooo:paragraph-rsid="000a2117"/>
    </style:style>
    <style:page-layout style:name="Mpm1">
      <style:page-layout-properties fo:page-width="8.2681in" fo:page-height="11.6929in" style:num-format="1" style:print-orientation="portrait" fo:margin-top="0.3335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8437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ertificate generated by ARX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21:39:47.216549507</meta:creation-date>
    <dc:date>2017-02-21T21:56:42.618827700</dc:date>
    <meta:editing-duration>PT14M34S</meta:editing-duration>
    <meta:editing-cycles>3</meta:editing-cycles>
    <meta:generator>LibreOffice/4.2.8.2$Linux_X86_64 LibreOffice_project/420m0$Build-2</meta:generator>
    <meta:document-statistic meta:table-count="0" meta:image-count="1" meta:object-count="0" meta:page-count="1" meta:paragraph-count="1" meta:word-count="4" meta:character-count="28" meta:non-whitespace-character-count="25"/>
  </office:meta>
</office:document-meta>
</file>